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cc99" draw:textarea-vertical-align="middle" draw:auto-grow-height="false" fo:min-height="0.749cm" fo:min-width="0.499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2cm" svg:stroke-color="#cfe7f5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cfe7f5" draw:marker-start="Arrowheads_20_1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cfe7f5" draw:marker-start="Arrowheads_20_1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cfe7f5" draw:marker-start="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cfe7f5" draw:marker-start="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2cm" fo:min-width="1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1.1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1.1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3cm" fo:min-width="0cm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18pt" style:font-size-asian="18pt" style:font-size-complex="18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fo:color="#ff3333" fo:font-size="18pt" style:font-size-asian="18pt" style:font-size-complex="18pt"/>
    </style:style>
    <style:style style:name="T4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2cm" svg:height="2.2cm" svg:x="19.2cm" svg:y="9.5cm">
          <text:p/>
          <draw:enhanced-geometry draw:mirror-horizontal="false" draw:mirror-vertical="false"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cm" svg:height="2cm" svg:x="2.9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925cm" svg:height="1.427cm" svg:x="3.475cm" svg:y="9.173cm">
          <draw:text-box>
            <text:p text:style-name="P1">P</text:p>
          </draw:text-box>
        </draw:frame>
        <draw:custom-shape draw:style-name="gr2" draw:text-style-name="P1" draw:layer="layout" svg:width="5.1cm" svg:height="2.8cm" svg:x="10.4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3.597cm" svg:height="0.962cm" svg:x="11.1cm" svg:y="16.9cm">
          <draw:text-box>
            <text:p>Condenser</text:p>
          </draw:text-box>
        </draw:frame>
        <draw:line draw:style-name="gr5" draw:text-style-name="P1" draw:layer="layout" svg:x1="17cm" svg:y1="13.2cm" svg:x2="17cm" svg:y2="11.714cm">
          <text:p/>
        </draw:line>
        <draw:line draw:style-name="gr6" draw:text-style-name="P1" draw:layer="layout" svg:x1="8.998cm" svg:y1="3.3cm" svg:x2="3.9cm" svg:y2="3.3cm">
          <text:p/>
        </draw:line>
        <draw:line draw:style-name="gr7" draw:text-style-name="P1" draw:layer="layout" svg:x1="12.4cm" svg:y1="4.1cm" svg:x2="12.499cm" svg:y2="13.2cm">
          <text:p/>
        </draw:line>
        <draw:line draw:style-name="gr5" draw:text-style-name="P1" draw:layer="layout" svg:x1="22.4cm" svg:y1="17.398cm" svg:x2="22.4cm" svg:y2="12cm">
          <text:p/>
        </draw:line>
        <draw:line draw:style-name="gr8" draw:text-style-name="P1" draw:layer="layout" svg:x1="22.4cm" svg:y1="17.4cm" svg:x2="15.498cm" svg:y2="17.398cm">
          <text:p/>
        </draw:line>
        <draw:line draw:style-name="gr9" draw:text-style-name="P1" draw:layer="layout" svg:x1="7.7cm" svg:y1="17.401cm" svg:x2="7.7cm" svg:y2="9.6cm">
          <text:p/>
        </draw:line>
        <draw:line draw:style-name="gr5" draw:text-style-name="P1" draw:layer="layout" svg:x1="10.4cm" svg:y1="17.4cm" svg:x2="7.7cm" svg:y2="17.4cm">
          <text:p/>
        </draw:line>
        <draw:custom-shape draw:style-name="gr1" draw:text-style-name="P1" draw:layer="layout" svg:width="1.929cm" svg:height="2.2cm" svg:x="24.749cm" svg:y="9.6cm">
          <text:p/>
          <draw:enhanced-geometry draw:mirror-horizontal="false" draw:mirror-vertical="false"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layer="layout" svg:width="3.042cm" svg:height="1.171cm" svg:x="3.848cm" svg:y="0.729cm">
          <draw:text-box>
            <text:p>Q<text:span text:style-name="T1">in</text:span><text:span text:style-name="T2">=Q</text:span><text:span text:style-name="T1">boiler</text:span></text:p>
          </draw:text-box>
        </draw:frame>
        <draw:frame draw:style-name="gr4" draw:layer="layout" svg:width="3.169cm" svg:height="1.171cm" svg:x="13.536cm" svg:y="19.429cm">
          <draw:text-box>
            <text:p>Q<text:span text:style-name="T1">out</text:span><text:span text:style-name="T2">=Q</text:span><text:span text:style-name="T1">cond</text:span></text:p>
          </draw:text-box>
        </draw:frame>
        <draw:frame draw:style-name="gr10" draw:layer="layout" svg:width="3cm" svg:height="1.171cm" svg:x="25.2cm" svg:y="12.229cm">
          <draw:text-box>
            <text:p><text:span text:style-name="T2">W</text:span><text:span text:style-name="T1">out</text:span><text:span text:style-name="T2">=W</text:span><text:span text:style-name="T1">T</text:span></text:p>
          </draw:text-box>
        </draw:frame>
        <draw:custom-shape draw:style-name="gr2" draw:text-style-name="P1" draw:layer="layout" svg:width="5.1cm" svg:height="2.9cm" svg:x="9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3.106cm" svg:height="1.673cm" svg:x="10.181cm" svg:y="1.8cm">
          <draw:text-box>
            <text:p text:style-name="P1">Boiler/</text:p>
            <text:p text:style-name="P1">Reheater</text:p>
          </draw:text-box>
        </draw:frame>
        <draw:line draw:style-name="gr5" draw:text-style-name="P1" draw:layer="layout" svg:x1="18.2cm" svg:y1="3.3cm" svg:x2="14.1cm" svg:y2="3.3cm">
          <text:p/>
        </draw:line>
        <draw:custom-shape draw:style-name="gr1" draw:text-style-name="P1" draw:layer="layout" svg:width="1.629cm" svg:height="2.2cm" svg:x="1.171cm" svg:y="8.4cm">
          <text:p/>
          <draw:enhanced-geometry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0" draw:layer="layout" svg:width="2.8cm" svg:height="1.171cm" svg:x="0.4cm" svg:y="7.029cm">
          <draw:text-box>
            <text:p>W<text:span text:style-name="T1">in</text:span><text:span text:style-name="T2">=W</text:span><text:span text:style-name="T1">p</text:span></text:p>
          </draw:text-box>
        </draw:frame>
        <draw:frame draw:style-name="gr11" draw:text-style-name="P2" draw:layer="layout" svg:width="1cm" svg:height="1.002cm" svg:x="12.6cm" svg:y="5.4cm">
          <draw:text-box>
            <text:p><text:span text:style-name="T3">2</text:span></text:p>
          </draw:text-box>
        </draw:frame>
        <draw:frame draw:style-name="gr12" draw:text-style-name="P2" draw:layer="layout" svg:width="1.2cm" svg:height="1cm" svg:x="6.4cm" svg:y="3.6cm">
          <draw:text-box>
            <text:p><text:span text:style-name="T3">6</text:span></text:p>
          </draw:text-box>
        </draw:frame>
        <draw:frame draw:style-name="gr13" draw:text-style-name="P2" draw:layer="layout" svg:width="1cm" svg:height="0.962cm" svg:x="18.4cm" svg:y="6.4cm">
          <draw:text-box>
            <text:p><text:span text:style-name="T3">1</text:span></text:p>
          </draw:text-box>
        </draw:frame>
        <draw:custom-shape draw:style-name="gr14" draw:text-style-name="P1" draw:layer="layout" svg:width="4.156cm" svg:height="2.8cm" draw:transform="rotate (-1.57795217672807) translate (19.2cm 8.52cm)">
          <text:p text:style-name="P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1" draw:layer="layout" svg:width="2.623cm" svg:height="1.673cm" svg:x="16.577cm" svg:y="9.8cm">
          <draw:text-box>
            <text:p text:style-name="P1">Turbine</text:p>
            <text:p text:style-name="P1">1</text:p>
          </draw:text-box>
        </draw:frame>
        <draw:line draw:style-name="gr5" draw:text-style-name="P1" draw:layer="layout" svg:x1="17cm" svg:y1="13.2cm" svg:x2="12.499cm" svg:y2="13.2cm">
          <text:p/>
        </draw:line>
        <draw:line draw:style-name="gr5" draw:text-style-name="P1" draw:layer="layout" svg:x1="3.9cm" svg:y1="8.6cm" svg:x2="3.9cm" svg:y2="3.2cm">
          <text:p/>
        </draw:line>
        <draw:line draw:style-name="gr7" draw:text-style-name="P1" draw:layer="layout" svg:x1="23.9cm" svg:y1="8.8cm" svg:x2="23.9cm" svg:y2="1.6cm">
          <text:p/>
        </draw:line>
        <draw:frame draw:style-name="gr15" draw:text-style-name="P2" draw:layer="layout" svg:width="1cm" svg:height="1.3cm" svg:x="17.2cm" svg:y="16cm">
          <draw:text-box>
            <text:p><text:span text:style-name="T3">4</text:span></text:p>
          </draw:text-box>
        </draw:frame>
        <draw:frame draw:style-name="gr15" draw:text-style-name="P2" draw:layer="layout" svg:width="0.8cm" svg:height="1.3cm" svg:x="24.2cm" svg:y="6.2cm">
          <draw:text-box>
            <text:p><text:span text:style-name="T3">3</text:span></text:p>
          </draw:text-box>
        </draw:frame>
        <draw:frame draw:style-name="gr15" draw:text-style-name="P2" draw:layer="layout" svg:width="1cm" svg:height="1.3cm" svg:x="6.2cm" svg:y="9.7cm">
          <draw:text-box>
            <text:p><text:span text:style-name="T3">5</text:span></text:p>
          </draw:text-box>
        </draw:frame>
        <draw:line draw:style-name="gr5" draw:text-style-name="P1" draw:layer="layout" svg:x1="23.9cm" svg:y1="1.6cm" svg:x2="13.499cm" svg:y2="1.6cm">
          <text:p/>
        </draw:line>
        <draw:line draw:style-name="gr7" draw:text-style-name="P1" draw:layer="layout" svg:x1="18.299cm" svg:y1="9cm" svg:x2="18.2cm" svg:y2="3.3cm">
          <text:p/>
        </draw:line>
        <draw:frame draw:style-name="gr16" draw:layer="layout" svg:width="2.606cm" svg:height="1.2cm" svg:x="20.994cm" svg:y="1.9cm">
          <draw:text-box>
            <text:p>P<text:span text:style-name="T4">2 </text:span>= P<text:span text:style-name="T4">3</text:span></text:p>
          </draw:text-box>
        </draw:frame>
        <draw:custom-shape draw:style-name="gr2" draw:text-style-name="P1" draw:layer="layout" svg:width="1.4cm" svg:height="1cm" svg:x="3.2cm" svg:y="10.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4.156cm" svg:height="2.8cm" draw:transform="rotate (-1.57795217672807) translate (24.4cm 8.52cm)">
          <text:p text:style-name="P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7" draw:text-style-name="P1" draw:layer="layout" svg:width="2.623cm" svg:height="1.673cm" svg:x="21.77cm" svg:y="9.727cm">
          <draw:text-box>
            <text:p text:style-name="P1">Turbine</text:p>
            <text:p text:style-name="P1">2</text:p>
          </draw:text-box>
        </draw:frame>
        <draw:line draw:style-name="gr6" draw:text-style-name="P1" draw:layer="layout" svg:x1="4.9cm" svg:y1="9.6cm" svg:x2="7.8cm" svg:y2="9.6cm">
          <text:p/>
        </draw:line>
        <draw:custom-shape draw:style-name="gr18" draw:text-style-name="P1" draw:layer="layout" svg:width="2cm" svg:height="1cm" svg:x="7cm" svg:y="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0.7cm" svg:height="1.609cm" svg:x="12.9cm" svg:y="18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1:29:21</meta:creation-date>
    <dc:date>2013-03-03T10:03:32</dc:date>
    <dc:creator>Jeff Gomes</dc:creator>
    <meta:editing-duration>PT41M14S</meta:editing-duration>
    <meta:editing-cycles>7</meta:editing-cycles>
    <meta:generator>LibreOffice/3.5$Linux_X86_64 LibreOffice_project/350m1$Build-2</meta:generator>
    <meta:document-statistic meta:object-count="64"/>
  </office:meta>
</office:document-meta>
</file>